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4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270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24.2pt" style:use-optimal-row-height="fals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22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08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10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單位：新臺幣千元，卡</text:p>
          </table:table-cell>
          <table:table-cell table:number-columns-repeated="9" table:style-name="ce4"/>
          <table:table-cell office:value-type="string" table:style-name="ce5">
            <text:p>資料月份：112 年8月</text:p>
          </table:table-cell>
          <table:table-cell table:number-columns-repeated="2" table:style-name="ce4"/>
          <table:table-cell table:style-name="ce6"/>
          <table:table-cell table:number-columns-repeated="16370"/>
        </table:table-row>
        <table:table-row table:style-name="ro3">
          <table:table-cell office:value-type="string" table:style-name="ce13">
            <text:p>金融機構名稱</text:p>
          </table:table-cell>
          <table:table-cell office:value-type="string" table:style-name="ce7">
            <text:p>流通卡數　　　</text:p>
          </table:table-cell>
          <table:table-cell office:value-type="string" table:style-name="ce7">
            <text:p>有效卡數　　　</text:p>
          </table:table-cell>
          <table:table-cell office:value-type="string" table:style-name="ce7">
            <text:p>當月發卡數　　　</text:p>
          </table:table-cell>
          <table:table-cell office:value-type="string" table:style-name="ce7">
            <text:p>當月停卡數　　　</text:p>
          </table:table-cell>
          <table:table-cell office:value-type="string" table:style-name="ce7">
            <text:p>循環信用餘額　　</text:p>
          </table:table-cell>
          <table:table-cell office:value-type="string" table:style-name="ce7">
            <text:p>未到期分期付款餘額　</text:p>
          </table:table-cell>
          <table:table-cell office:value-type="string" table:style-name="ce7">
            <text:p>當月簽帳金額　　</text:p>
          </table:table-cell>
          <table:table-cell office:value-type="string" table:style-name="ce7">
            <text:p>當月預借現金金額　　</text:p>
          </table:table-cell>
          <table:table-cell office:value-type="string" table:style-name="ce7">
            <text:p>逾期三個月以上帳款占應收帳款餘額(含催收款)之比率(%)</text:p>
          </table:table-cell>
          <table:table-cell office:value-type="string" table:style-name="ce7">
            <text:p>逾期六個月以上帳款占應收帳款餘額(含催收款)之比率(%)</text:p>
          </table:table-cell>
          <table:table-cell office:value-type="string" table:style-name="ce7">
            <text:p>備抵呆帳提足率(%)<text:s/></text:p>
          </table:table-cell>
          <table:table-cell office:value-type="string" table:style-name="ce7">
            <text:p>當月轉銷呆帳金額　<text:s/></text:p>
          </table:table-cell>
          <table:table-cell office:value-type="string" table:style-name="ce7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臺灣銀行</text:p>
          </table:table-cell>
          <table:table-cell office:value-type="float" office:value="252561" table:style-name="ce11">
            <text:p>252,561</text:p>
          </table:table-cell>
          <table:table-cell office:value-type="float" office:value="123949" table:style-name="ce11">
            <text:p>123,949</text:p>
          </table:table-cell>
          <table:table-cell office:value-type="float" office:value="2335" table:style-name="ce11">
            <text:p>2,335</text:p>
          </table:table-cell>
          <table:table-cell office:value-type="float" office:value="1309" table:style-name="ce11">
            <text:p>1,309</text:p>
          </table:table-cell>
          <table:table-cell office:value-type="float" office:value="166069" table:style-name="ce11">
            <text:p>166,069</text:p>
          </table:table-cell>
          <table:table-cell office:value-type="float" office:value="98753" table:style-name="ce11">
            <text:p>98,753</text:p>
          </table:table-cell>
          <table:table-cell office:value-type="float" office:value="963733" table:style-name="ce11">
            <text:p>963,733</text:p>
          </table:table-cell>
          <table:table-cell office:value-type="float" office:value="519" table:style-name="ce11">
            <text:p>519</text:p>
          </table:table-cell>
          <table:table-cell office:value-type="float" office:value="0.12" table:style-name="ce12">
            <text:p>0.12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995.29" table:style-name="ce12">
            <text:p>995.29</text:p>
          </table:table-cell>
          <table:table-cell office:value-type="float" office:value="226" table:style-name="ce11">
            <text:p>226</text:p>
          </table:table-cell>
          <table:table-cell office:value-type="float" office:value="3600" table:style-name="ce11">
            <text:p>3,600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臺灣土地銀行</text:p>
          </table:table-cell>
          <table:table-cell office:value-type="float" office:value="333819" table:style-name="ce11">
            <text:p>333,819</text:p>
          </table:table-cell>
          <table:table-cell office:value-type="float" office:value="142661" table:style-name="ce11">
            <text:p>142,661</text:p>
          </table:table-cell>
          <table:table-cell office:value-type="float" office:value="2118" table:style-name="ce11">
            <text:p>2,118</text:p>
          </table:table-cell>
          <table:table-cell office:value-type="float" office:value="5554" table:style-name="ce11">
            <text:p>5,554</text:p>
          </table:table-cell>
          <table:table-cell office:value-type="float" office:value="334335" table:style-name="ce11">
            <text:p>334,335</text:p>
          </table:table-cell>
          <table:table-cell office:value-type="float" office:value="103788" table:style-name="ce11">
            <text:p>103,788</text:p>
          </table:table-cell>
          <table:table-cell office:value-type="float" office:value="893039" table:style-name="ce11">
            <text:p>893,039</text:p>
          </table:table-cell>
          <table:table-cell office:value-type="float" office:value="591" table:style-name="ce11">
            <text:p>591</text:p>
          </table:table-cell>
          <table:table-cell office:value-type="float" office:value="0.21" table:style-name="ce12">
            <text:p>0.21</text:p>
          </table:table-cell>
          <table:table-cell office:value-type="float" office:value="0.21" table:style-name="ce12">
            <text:p>0.21</text:p>
          </table:table-cell>
          <table:table-cell office:value-type="float" office:value="905.81" table:style-name="ce12">
            <text:p>905.81</text:p>
          </table:table-cell>
          <table:table-cell office:value-type="float" office:value="2232" table:style-name="ce11">
            <text:p>2,232</text:p>
          </table:table-cell>
          <table:table-cell office:value-type="float" office:value="15802" table:style-name="ce11">
            <text:p>15,802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合作金庫商業銀行</text:p>
          </table:table-cell>
          <table:table-cell office:value-type="float" office:value="676350" table:style-name="ce11">
            <text:p>676,350</text:p>
          </table:table-cell>
          <table:table-cell office:value-type="float" office:value="393981" table:style-name="ce11">
            <text:p>393,981</text:p>
          </table:table-cell>
          <table:table-cell office:value-type="float" office:value="7328" table:style-name="ce11">
            <text:p>7,328</text:p>
          </table:table-cell>
          <table:table-cell office:value-type="float" office:value="5032" table:style-name="ce11">
            <text:p>5,032</text:p>
          </table:table-cell>
          <table:table-cell office:value-type="float" office:value="827753" table:style-name="ce11">
            <text:p>827,753</text:p>
          </table:table-cell>
          <table:table-cell office:value-type="float" office:value="1442686" table:style-name="ce11">
            <text:p>1,442,686</text:p>
          </table:table-cell>
          <table:table-cell office:value-type="float" office:value="3954093" table:style-name="ce11">
            <text:p>3,954,093</text:p>
          </table:table-cell>
          <table:table-cell office:value-type="float" office:value="1468" table:style-name="ce11">
            <text:p>1,468</text:p>
          </table:table-cell>
          <table:table-cell office:value-type="float" office:value="0.12" table:style-name="ce12">
            <text:p>0.12</text:p>
          </table:table-cell>
          <table:table-cell office:value-type="float" office:value="0.11" table:style-name="ce12">
            <text:p>0.11</text:p>
          </table:table-cell>
          <table:table-cell office:value-type="float" office:value="490.81" table:style-name="ce12">
            <text:p>490.81</text:p>
          </table:table-cell>
          <table:table-cell office:value-type="float" office:value="3767" table:style-name="ce11">
            <text:p>3,767</text:p>
          </table:table-cell>
          <table:table-cell office:value-type="float" office:value="35626" table:style-name="ce11">
            <text:p>35,626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第一商業銀行</text:p>
          </table:table-cell>
          <table:table-cell office:value-type="float" office:value="1541350" table:style-name="ce11">
            <text:p>1,541,350</text:p>
          </table:table-cell>
          <table:table-cell office:value-type="float" office:value="933620" table:style-name="ce11">
            <text:p>933,620</text:p>
          </table:table-cell>
          <table:table-cell office:value-type="float" office:value="17159" table:style-name="ce11">
            <text:p>17,159</text:p>
          </table:table-cell>
          <table:table-cell office:value-type="float" office:value="9910" table:style-name="ce11">
            <text:p>9,910</text:p>
          </table:table-cell>
          <table:table-cell office:value-type="float" office:value="1621376" table:style-name="ce11">
            <text:p>1,621,376</text:p>
          </table:table-cell>
          <table:table-cell office:value-type="float" office:value="2020235" table:style-name="ce11">
            <text:p>2,020,235</text:p>
          </table:table-cell>
          <table:table-cell office:value-type="float" office:value="6735511" table:style-name="ce11">
            <text:p>6,735,511</text:p>
          </table:table-cell>
          <table:table-cell office:value-type="float" office:value="8250" table:style-name="ce11">
            <text:p>8,250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950.55" table:style-name="ce12">
            <text:p>950.55</text:p>
          </table:table-cell>
          <table:table-cell office:value-type="float" office:value="5883" table:style-name="ce11">
            <text:p>5,883</text:p>
          </table:table-cell>
          <table:table-cell office:value-type="float" office:value="47012" table:style-name="ce11">
            <text:p>47,012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華南商業銀行</text:p>
          </table:table-cell>
          <table:table-cell office:value-type="float" office:value="1106881" table:style-name="ce11">
            <text:p>1,106,881</text:p>
          </table:table-cell>
          <table:table-cell office:value-type="float" office:value="864169" table:style-name="ce11">
            <text:p>864,169</text:p>
          </table:table-cell>
          <table:table-cell office:value-type="float" office:value="9587" table:style-name="ce11">
            <text:p>9,587</text:p>
          </table:table-cell>
          <table:table-cell office:value-type="float" office:value="10186" table:style-name="ce11">
            <text:p>10,186</text:p>
          </table:table-cell>
          <table:table-cell office:value-type="float" office:value="1039964" table:style-name="ce11">
            <text:p>1,039,964</text:p>
          </table:table-cell>
          <table:table-cell office:value-type="float" office:value="4826714" table:style-name="ce11">
            <text:p>4,826,714</text:p>
          </table:table-cell>
          <table:table-cell office:value-type="float" office:value="5066594" table:style-name="ce11">
            <text:p>5,066,594</text:p>
          </table:table-cell>
          <table:table-cell office:value-type="float" office:value="1603" table:style-name="ce11">
            <text:p>1,603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359.95" table:style-name="ce12">
            <text:p>359.95</text:p>
          </table:table-cell>
          <table:table-cell office:value-type="float" office:value="0" table:style-name="ce11">
            <text:p>0</text:p>
          </table:table-cell>
          <table:table-cell office:value-type="float" office:value="25192" table:style-name="ce11">
            <text:p>25,192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彰化商業銀行</text:p>
          </table:table-cell>
          <table:table-cell office:value-type="float" office:value="616357" table:style-name="ce11">
            <text:p>616,357</text:p>
          </table:table-cell>
          <table:table-cell office:value-type="float" office:value="295353" table:style-name="ce11">
            <text:p>295,353</text:p>
          </table:table-cell>
          <table:table-cell office:value-type="float" office:value="7381" table:style-name="ce11">
            <text:p>7,381</text:p>
          </table:table-cell>
          <table:table-cell office:value-type="float" office:value="4497" table:style-name="ce11">
            <text:p>4,497</text:p>
          </table:table-cell>
          <table:table-cell office:value-type="float" office:value="329823" table:style-name="ce11">
            <text:p>329,823</text:p>
          </table:table-cell>
          <table:table-cell office:value-type="float" office:value="991773" table:style-name="ce11">
            <text:p>991,773</text:p>
          </table:table-cell>
          <table:table-cell office:value-type="float" office:value="1997832" table:style-name="ce11">
            <text:p>1,997,832</text:p>
          </table:table-cell>
          <table:table-cell office:value-type="float" office:value="1186" table:style-name="ce11">
            <text:p>1,186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590.04" table:style-name="ce12">
            <text:p>590.04</text:p>
          </table:table-cell>
          <table:table-cell office:value-type="float" office:value="2194" table:style-name="ce11">
            <text:p>2,194</text:p>
          </table:table-cell>
          <table:table-cell office:value-type="float" office:value="12922" table:style-name="ce11">
            <text:p>12,922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上海商業儲蓄銀行</text:p>
          </table:table-cell>
          <table:table-cell office:value-type="float" office:value="478292" table:style-name="ce11">
            <text:p>478,292</text:p>
          </table:table-cell>
          <table:table-cell office:value-type="float" office:value="208888" table:style-name="ce11">
            <text:p>208,888</text:p>
          </table:table-cell>
          <table:table-cell office:value-type="float" office:value="3735" table:style-name="ce11">
            <text:p>3,735</text:p>
          </table:table-cell>
          <table:table-cell office:value-type="float" office:value="3027" table:style-name="ce11">
            <text:p>3,027</text:p>
          </table:table-cell>
          <table:table-cell office:value-type="float" office:value="603942" table:style-name="ce11">
            <text:p>603,942</text:p>
          </table:table-cell>
          <table:table-cell office:value-type="float" office:value="1696653" table:style-name="ce11">
            <text:p>1,696,653</text:p>
          </table:table-cell>
          <table:table-cell office:value-type="float" office:value="1818136" table:style-name="ce11">
            <text:p>1,818,136</text:p>
          </table:table-cell>
          <table:table-cell office:value-type="float" office:value="5315" table:style-name="ce11">
            <text:p>5,315</text:p>
          </table:table-cell>
          <table:table-cell office:value-type="float" office:value="0.18" table:style-name="ce12">
            <text:p>0.18</text:p>
          </table:table-cell>
          <table:table-cell office:value-type="float" office:value="0.15" table:style-name="ce12">
            <text:p>0.15</text:p>
          </table:table-cell>
          <table:table-cell office:value-type="float" office:value="1079.6600000000001" table:style-name="ce12">
            <text:p>1,079.66</text:p>
          </table:table-cell>
          <table:table-cell office:value-type="float" office:value="3150" table:style-name="ce11">
            <text:p>3,150</text:p>
          </table:table-cell>
          <table:table-cell office:value-type="float" office:value="20802" table:style-name="ce11">
            <text:p>20,802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台北富邦商業銀行</text:p>
          </table:table-cell>
          <table:table-cell office:value-type="float" office:value="7011088" table:style-name="ce11">
            <text:p>7,011,088</text:p>
          </table:table-cell>
          <table:table-cell office:value-type="float" office:value="4950148" table:style-name="ce11">
            <text:p>4,950,148</text:p>
          </table:table-cell>
          <table:table-cell office:value-type="float" office:value="275787" table:style-name="ce11">
            <text:p>275,787</text:p>
          </table:table-cell>
          <table:table-cell office:value-type="float" office:value="61237" table:style-name="ce11">
            <text:p>61,237</text:p>
          </table:table-cell>
          <table:table-cell office:value-type="float" office:value="7366759" table:style-name="ce11">
            <text:p>7,366,759</text:p>
          </table:table-cell>
          <table:table-cell office:value-type="float" office:value="31407089" table:style-name="ce11">
            <text:p>31,407,089</text:p>
          </table:table-cell>
          <table:table-cell office:value-type="float" office:value="46769887" table:style-name="ce11">
            <text:p>46,769,887</text:p>
          </table:table-cell>
          <table:table-cell office:value-type="float" office:value="109479" table:style-name="ce11">
            <text:p>109,479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1356.07" table:style-name="ce12">
            <text:p>1,356.07</text:p>
          </table:table-cell>
          <table:table-cell office:value-type="float" office:value="36440" table:style-name="ce11">
            <text:p>36,440</text:p>
          </table:table-cell>
          <table:table-cell office:value-type="float" office:value="229994" table:style-name="ce11">
            <text:p>229,994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國泰世華商業銀行</text:p>
          </table:table-cell>
          <table:table-cell office:value-type="float" office:value="7193539" table:style-name="ce11">
            <text:p>7,193,539</text:p>
          </table:table-cell>
          <table:table-cell office:value-type="float" office:value="4424528" table:style-name="ce11">
            <text:p>4,424,528</text:p>
          </table:table-cell>
          <table:table-cell office:value-type="float" office:value="129302" table:style-name="ce11">
            <text:p>129,302</text:p>
          </table:table-cell>
          <table:table-cell office:value-type="float" office:value="3344037" table:style-name="ce11">
            <text:p>3,344,037</text:p>
          </table:table-cell>
          <table:table-cell office:value-type="float" office:value="18994422" table:style-name="ce11">
            <text:p>18,994,422</text:p>
          </table:table-cell>
          <table:table-cell office:value-type="float" office:value="32800372" table:style-name="ce11">
            <text:p>32,800,372</text:p>
          </table:table-cell>
          <table:table-cell office:value-type="float" office:value="55997945" table:style-name="ce11">
            <text:p>55,997,945</text:p>
          </table:table-cell>
          <table:table-cell office:value-type="float" office:value="227714" table:style-name="ce11">
            <text:p>227,714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1449.29" table:style-name="ce12">
            <text:p>1,449.29</text:p>
          </table:table-cell>
          <table:table-cell office:value-type="float" office:value="55227" table:style-name="ce11">
            <text:p>55,227</text:p>
          </table:table-cell>
          <table:table-cell office:value-type="float" office:value="396970" table:style-name="ce11">
            <text:p>396,970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高雄銀行</text:p>
          </table:table-cell>
          <table:table-cell office:value-type="float" office:value="10169" table:style-name="ce11">
            <text:p>10,169</text:p>
          </table:table-cell>
          <table:table-cell office:value-type="float" office:value="4586" table:style-name="ce11">
            <text:p>4,586</text:p>
          </table:table-cell>
          <table:table-cell office:value-type="float" office:value="62" table:style-name="ce11">
            <text:p>62</text:p>
          </table:table-cell>
          <table:table-cell office:value-type="float" office:value="4878" table:style-name="ce11">
            <text:p>4,878</text:p>
          </table:table-cell>
          <table:table-cell office:value-type="float" office:value="14854" table:style-name="ce11">
            <text:p>14,854</text:p>
          </table:table-cell>
          <table:table-cell office:value-type="float" office:value="527" table:style-name="ce11">
            <text:p>527</text:p>
          </table:table-cell>
          <table:table-cell office:value-type="float" office:value="187401" table:style-name="ce11">
            <text:p>187,401</text:p>
          </table:table-cell>
          <table:table-cell office:value-type="float" office:value="63" table:style-name="ce11">
            <text:p>63</text:p>
          </table:table-cell>
          <table:table-cell office:value-type="float" office:value="0.44" table:style-name="ce12">
            <text:p>0.44</text:p>
          </table:table-cell>
          <table:table-cell office:value-type="float" office:value="0.44" table:style-name="ce12">
            <text:p>0.44</text:p>
          </table:table-cell>
          <table:table-cell office:value-type="float" office:value="209.28" table:style-name="ce12">
            <text:p>209.28</text:p>
          </table:table-cell>
          <table:table-cell office:value-type="float" office:value="150" table:style-name="ce11">
            <text:p>150</text:p>
          </table:table-cell>
          <table:table-cell office:value-type="float" office:value="1146" table:style-name="ce11">
            <text:p>1,146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兆豐國際商業銀行</text:p>
          </table:table-cell>
          <table:table-cell office:value-type="float" office:value="1146053" table:style-name="ce11">
            <text:p>1,146,053</text:p>
          </table:table-cell>
          <table:table-cell office:value-type="float" office:value="664070" table:style-name="ce11">
            <text:p>664,070</text:p>
          </table:table-cell>
          <table:table-cell office:value-type="float" office:value="7683" table:style-name="ce11">
            <text:p>7,683</text:p>
          </table:table-cell>
          <table:table-cell office:value-type="float" office:value="5157" table:style-name="ce11">
            <text:p>5,157</text:p>
          </table:table-cell>
          <table:table-cell office:value-type="float" office:value="1750500" table:style-name="ce11">
            <text:p>1,750,500</text:p>
          </table:table-cell>
          <table:table-cell office:value-type="float" office:value="3669997" table:style-name="ce11">
            <text:p>3,669,997</text:p>
          </table:table-cell>
          <table:table-cell office:value-type="float" office:value="4461138" table:style-name="ce11">
            <text:p>4,461,138</text:p>
          </table:table-cell>
          <table:table-cell office:value-type="float" office:value="14186" table:style-name="ce11">
            <text:p>14,186</text:p>
          </table:table-cell>
          <table:table-cell office:value-type="float" office:value="0.24" table:style-name="ce12">
            <text:p>0.24</text:p>
          </table:table-cell>
          <table:table-cell office:value-type="float" office:value="0.01" table:style-name="ce12">
            <text:p>0.01</text:p>
          </table:table-cell>
          <table:table-cell office:value-type="float" office:value="647.96" table:style-name="ce12">
            <text:p>647.96</text:p>
          </table:table-cell>
          <table:table-cell office:value-type="float" office:value="8002" table:style-name="ce11">
            <text:p>8,002</text:p>
          </table:table-cell>
          <table:table-cell office:value-type="float" office:value="62516" table:style-name="ce11">
            <text:p>62,516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花旗(台灣)商業銀行</text:p>
          </table:table-cell>
          <table:table-cell office:value-type="float" office:value="19546" table:style-name="ce11">
            <text:p>19,546</text:p>
          </table:table-cell>
          <table:table-cell office:value-type="float" office:value="11816" table:style-name="ce11">
            <text:p>11,816</text:p>
          </table:table-cell>
          <table:table-cell office:value-type="float" office:value="281" table:style-name="ce11">
            <text:p>281</text:p>
          </table:table-cell>
          <table:table-cell office:value-type="float" office:value="12031" table:style-name="ce11">
            <text:p>12,03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930368" table:style-name="ce11">
            <text:p>5,930,368</text:p>
          </table:table-cell>
          <table:table-cell office:value-type="float" office:value="14093" table:style-name="ce11">
            <text:p>14,093</text:p>
          </table:table-cell>
          <table:table-cell office:value-type="float" office:value="0.1" table:style-name="ce12">
            <text:p>0.10</text:p>
          </table:table-cell>
          <table:table-cell office:value-type="float" office:value="0" table:style-name="ce12">
            <text:p>0.00</text:p>
          </table:table-cell>
          <table:table-cell office:value-type="float" office:value="828.88" table:style-name="ce12">
            <text:p>828.88</text:p>
          </table:table-cell>
          <table:table-cell office:value-type="float" office:value="0" table:style-name="ce11">
            <text:p>0</text:p>
          </table:table-cell>
          <table:table-cell office:value-type="float" office:value="285413" table:style-name="ce11">
            <text:p>285,413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臺灣中小企業銀行</text:p>
          </table:table-cell>
          <table:table-cell office:value-type="float" office:value="174330" table:style-name="ce11">
            <text:p>174,330</text:p>
          </table:table-cell>
          <table:table-cell office:value-type="float" office:value="96611" table:style-name="ce11">
            <text:p>96,611</text:p>
          </table:table-cell>
          <table:table-cell office:value-type="float" office:value="401" table:style-name="ce11">
            <text:p>401</text:p>
          </table:table-cell>
          <table:table-cell office:value-type="float" office:value="984" table:style-name="ce11">
            <text:p>984</text:p>
          </table:table-cell>
          <table:table-cell office:value-type="float" office:value="271350" table:style-name="ce11">
            <text:p>271,350</text:p>
          </table:table-cell>
          <table:table-cell office:value-type="float" office:value="272049" table:style-name="ce11">
            <text:p>272,049</text:p>
          </table:table-cell>
          <table:table-cell office:value-type="float" office:value="930450" table:style-name="ce11">
            <text:p>930,450</text:p>
          </table:table-cell>
          <table:table-cell office:value-type="float" office:value="1616" table:style-name="ce11">
            <text:p>1,616</text:p>
          </table:table-cell>
          <table:table-cell office:value-type="float" office:value="0.03" table:style-name="ce12">
            <text:p>0.03</text:p>
          </table:table-cell>
          <table:table-cell office:value-type="float" office:value="0.02" table:style-name="ce12">
            <text:p>0.02</text:p>
          </table:table-cell>
          <table:table-cell office:value-type="float" office:value="310.85000000000002" table:style-name="ce12">
            <text:p>310.85</text:p>
          </table:table-cell>
          <table:table-cell office:value-type="float" office:value="1222" table:style-name="ce11">
            <text:p>1,222</text:p>
          </table:table-cell>
          <table:table-cell office:value-type="float" office:value="8234" table:style-name="ce11">
            <text:p>8,234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渣打國際商業銀行</text:p>
          </table:table-cell>
          <table:table-cell office:value-type="float" office:value="289991" table:style-name="ce11">
            <text:p>289,991</text:p>
          </table:table-cell>
          <table:table-cell office:value-type="float" office:value="185044" table:style-name="ce11">
            <text:p>185,044</text:p>
          </table:table-cell>
          <table:table-cell office:value-type="float" office:value="8490" table:style-name="ce11">
            <text:p>8,490</text:p>
          </table:table-cell>
          <table:table-cell office:value-type="float" office:value="4957" table:style-name="ce11">
            <text:p>4,957</text:p>
          </table:table-cell>
          <table:table-cell office:value-type="float" office:value="898757" table:style-name="ce11">
            <text:p>898,757</text:p>
          </table:table-cell>
          <table:table-cell office:value-type="float" office:value="434800" table:style-name="ce11">
            <text:p>434,800</text:p>
          </table:table-cell>
          <table:table-cell office:value-type="float" office:value="1730513" table:style-name="ce11">
            <text:p>1,730,513</text:p>
          </table:table-cell>
          <table:table-cell office:value-type="float" office:value="4126" table:style-name="ce11">
            <text:p>4,126</text:p>
          </table:table-cell>
          <table:table-cell office:value-type="float" office:value="0.2" table:style-name="ce12">
            <text:p>0.20</text:p>
          </table:table-cell>
          <table:table-cell office:value-type="float" office:value="0" table:style-name="ce12">
            <text:p>0.00</text:p>
          </table:table-cell>
          <table:table-cell office:value-type="float" office:value="919.49" table:style-name="ce12">
            <text:p>919.49</text:p>
          </table:table-cell>
          <table:table-cell office:value-type="float" office:value="5732" table:style-name="ce11">
            <text:p>5,732</text:p>
          </table:table-cell>
          <table:table-cell office:value-type="float" office:value="28785" table:style-name="ce11">
            <text:p>28,785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台中商業銀行</text:p>
          </table:table-cell>
          <table:table-cell office:value-type="float" office:value="162173" table:style-name="ce11">
            <text:p>162,173</text:p>
          </table:table-cell>
          <table:table-cell office:value-type="float" office:value="80959" table:style-name="ce11">
            <text:p>80,959</text:p>
          </table:table-cell>
          <table:table-cell office:value-type="float" office:value="1554" table:style-name="ce11">
            <text:p>1,554</text:p>
          </table:table-cell>
          <table:table-cell office:value-type="float" office:value="755" table:style-name="ce11">
            <text:p>755</text:p>
          </table:table-cell>
          <table:table-cell office:value-type="float" office:value="205135" table:style-name="ce11">
            <text:p>205,135</text:p>
          </table:table-cell>
          <table:table-cell office:value-type="float" office:value="45878" table:style-name="ce11">
            <text:p>45,878</text:p>
          </table:table-cell>
          <table:table-cell office:value-type="float" office:value="687166" table:style-name="ce11">
            <text:p>687,166</text:p>
          </table:table-cell>
          <table:table-cell office:value-type="float" office:value="249" table:style-name="ce11">
            <text:p>249</text:p>
          </table:table-cell>
          <table:table-cell office:value-type="float" office:value="0.1" table:style-name="ce12">
            <text:p>0.10</text:p>
          </table:table-cell>
          <table:table-cell office:value-type="float" office:value="0" table:style-name="ce12">
            <text:p>0.00</text:p>
          </table:table-cell>
          <table:table-cell office:value-type="float" office:value="2149.33" table:style-name="ce12">
            <text:p>2,149.33</text:p>
          </table:table-cell>
          <table:table-cell office:value-type="float" office:value="1150" table:style-name="ce11">
            <text:p>1,150</text:p>
          </table:table-cell>
          <table:table-cell office:value-type="float" office:value="10803" table:style-name="ce11">
            <text:p>10,803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滙豐(台灣)商業銀行</text:p>
          </table:table-cell>
          <table:table-cell office:value-type="float" office:value="696780" table:style-name="ce11">
            <text:p>696,780</text:p>
          </table:table-cell>
          <table:table-cell office:value-type="float" office:value="466007" table:style-name="ce11">
            <text:p>466,007</text:p>
          </table:table-cell>
          <table:table-cell office:value-type="float" office:value="9203" table:style-name="ce11">
            <text:p>9,203</text:p>
          </table:table-cell>
          <table:table-cell office:value-type="float" office:value="5704" table:style-name="ce11">
            <text:p>5,704</text:p>
          </table:table-cell>
          <table:table-cell office:value-type="float" office:value="1807393" table:style-name="ce11">
            <text:p>1,807,393</text:p>
          </table:table-cell>
          <table:table-cell office:value-type="float" office:value="1394841" table:style-name="ce11">
            <text:p>1,394,841</text:p>
          </table:table-cell>
          <table:table-cell office:value-type="float" office:value="7312026" table:style-name="ce11">
            <text:p>7,312,026</text:p>
          </table:table-cell>
          <table:table-cell office:value-type="float" office:value="20922" table:style-name="ce11">
            <text:p>20,922</text:p>
          </table:table-cell>
          <table:table-cell office:value-type="float" office:value="0.24" table:style-name="ce12">
            <text:p>0.24</text:p>
          </table:table-cell>
          <table:table-cell office:value-type="float" office:value="0" table:style-name="ce12">
            <text:p>0.00</text:p>
          </table:table-cell>
          <table:table-cell office:value-type="float" office:value="1401.7" table:style-name="ce12">
            <text:p>1,401.70</text:p>
          </table:table-cell>
          <table:table-cell office:value-type="float" office:value="6004" table:style-name="ce11">
            <text:p>6,004</text:p>
          </table:table-cell>
          <table:table-cell office:value-type="float" office:value="48611" table:style-name="ce11">
            <text:p>48,611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華泰商業銀行</text:p>
          </table:table-cell>
          <table:table-cell office:value-type="float" office:value="8954" table:style-name="ce11">
            <text:p>8,954</text:p>
          </table:table-cell>
          <table:table-cell office:value-type="float" office:value="4908" table:style-name="ce11">
            <text:p>4,908</text:p>
          </table:table-cell>
          <table:table-cell office:value-type="float" office:value="26" table:style-name="ce11">
            <text:p>26</text:p>
          </table:table-cell>
          <table:table-cell office:value-type="float" office:value="19" table:style-name="ce11">
            <text:p>19</text:p>
          </table:table-cell>
          <table:table-cell office:value-type="float" office:value="7374" table:style-name="ce11">
            <text:p>7,374</text:p>
          </table:table-cell>
          <table:table-cell office:value-type="float" office:value="2344" table:style-name="ce11">
            <text:p>2,344</text:p>
          </table:table-cell>
          <table:table-cell office:value-type="float" office:value="48070" table:style-name="ce11">
            <text:p>48,070</text:p>
          </table:table-cell>
          <table:table-cell office:value-type="float" office:value="0" table:style-name="ce11">
            <text:p>0</text:p>
          </table:table-cell>
          <table:table-cell office:value-type="float" office:value="0.42" table:style-name="ce12">
            <text:p>0.42</text:p>
          </table:table-cell>
          <table:table-cell office:value-type="float" office:value="0.39" table:style-name="ce12">
            <text:p>0.39</text:p>
          </table:table-cell>
          <table:table-cell office:value-type="float" office:value="607.88" table:style-name="ce12">
            <text:p>607.88</text:p>
          </table:table-cell>
          <table:table-cell office:value-type="float" office:value="0" table:style-name="ce11">
            <text:p>0</text:p>
          </table:table-cell>
          <table:table-cell office:value-type="float" office:value="161" table:style-name="ce11">
            <text:p>161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臺灣新光商業銀行</text:p>
          </table:table-cell>
          <table:table-cell office:value-type="float" office:value="1066543" table:style-name="ce11">
            <text:p>1,066,543</text:p>
          </table:table-cell>
          <table:table-cell office:value-type="float" office:value="609357" table:style-name="ce11">
            <text:p>609,357</text:p>
          </table:table-cell>
          <table:table-cell office:value-type="float" office:value="15057" table:style-name="ce11">
            <text:p>15,057</text:p>
          </table:table-cell>
          <table:table-cell office:value-type="float" office:value="8024" table:style-name="ce11">
            <text:p>8,024</text:p>
          </table:table-cell>
          <table:table-cell office:value-type="float" office:value="1578578" table:style-name="ce11">
            <text:p>1,578,578</text:p>
          </table:table-cell>
          <table:table-cell office:value-type="float" office:value="2478274" table:style-name="ce11">
            <text:p>2,478,274</text:p>
          </table:table-cell>
          <table:table-cell office:value-type="float" office:value="4605137" table:style-name="ce11">
            <text:p>4,605,137</text:p>
          </table:table-cell>
          <table:table-cell office:value-type="float" office:value="5607" table:style-name="ce11">
            <text:p>5,607</text:p>
          </table:table-cell>
          <table:table-cell office:value-type="float" office:value="0.17" table:style-name="ce12">
            <text:p>0.17</text:p>
          </table:table-cell>
          <table:table-cell office:value-type="float" office:value="0.01" table:style-name="ce12">
            <text:p>0.01</text:p>
          </table:table-cell>
          <table:table-cell office:value-type="float" office:value="291.76" table:style-name="ce12">
            <text:p>291.76</text:p>
          </table:table-cell>
          <table:table-cell office:value-type="float" office:value="5287" table:style-name="ce11">
            <text:p>5,287</text:p>
          </table:table-cell>
          <table:table-cell office:value-type="float" office:value="47962" table:style-name="ce11">
            <text:p>47,962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陽信商業銀行</text:p>
          </table:table-cell>
          <table:table-cell office:value-type="float" office:value="117030" table:style-name="ce11">
            <text:p>117,030</text:p>
          </table:table-cell>
          <table:table-cell office:value-type="float" office:value="57975" table:style-name="ce11">
            <text:p>57,975</text:p>
          </table:table-cell>
          <table:table-cell office:value-type="float" office:value="1138" table:style-name="ce11">
            <text:p>1,138</text:p>
          </table:table-cell>
          <table:table-cell office:value-type="float" office:value="1137" table:style-name="ce11">
            <text:p>1,137</text:p>
          </table:table-cell>
          <table:table-cell office:value-type="float" office:value="164442" table:style-name="ce11">
            <text:p>164,442</text:p>
          </table:table-cell>
          <table:table-cell office:value-type="float" office:value="135889" table:style-name="ce11">
            <text:p>135,889</text:p>
          </table:table-cell>
          <table:table-cell office:value-type="float" office:value="444265" table:style-name="ce11">
            <text:p>444,265</text:p>
          </table:table-cell>
          <table:table-cell office:value-type="float" office:value="201" table:style-name="ce11">
            <text:p>201</text:p>
          </table:table-cell>
          <table:table-cell office:value-type="float" office:value="0.52" table:style-name="ce12">
            <text:p>0.52</text:p>
          </table:table-cell>
          <table:table-cell office:value-type="float" office:value="0.06" table:style-name="ce12">
            <text:p>0.06</text:p>
          </table:table-cell>
          <table:table-cell office:value-type="float" office:value="480.01" table:style-name="ce12">
            <text:p>480.01</text:p>
          </table:table-cell>
          <table:table-cell office:value-type="float" office:value="0" table:style-name="ce11">
            <text:p>0</text:p>
          </table:table-cell>
          <table:table-cell office:value-type="float" office:value="4607" table:style-name="ce11">
            <text:p>4,607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三信商業銀行</text:p>
          </table:table-cell>
          <table:table-cell office:value-type="float" office:value="19866" table:style-name="ce11">
            <text:p>19,866</text:p>
          </table:table-cell>
          <table:table-cell office:value-type="float" office:value="12959" table:style-name="ce11">
            <text:p>12,959</text:p>
          </table:table-cell>
          <table:table-cell office:value-type="float" office:value="243" table:style-name="ce11">
            <text:p>243</text:p>
          </table:table-cell>
          <table:table-cell office:value-type="float" office:value="92" table:style-name="ce11">
            <text:p>92</text:p>
          </table:table-cell>
          <table:table-cell office:value-type="float" office:value="26260" table:style-name="ce11">
            <text:p>26,260</text:p>
          </table:table-cell>
          <table:table-cell office:value-type="float" office:value="16303" table:style-name="ce11">
            <text:p>16,303</text:p>
          </table:table-cell>
          <table:table-cell office:value-type="float" office:value="131504" table:style-name="ce11">
            <text:p>131,504</text:p>
          </table:table-cell>
          <table:table-cell office:value-type="float" office:value="34" table:style-name="ce11">
            <text:p>34</text:p>
          </table:table-cell>
          <table:table-cell office:value-type="float" office:value="0.2" table:style-name="ce12">
            <text:p>0.20</text:p>
          </table:table-cell>
          <table:table-cell office:value-type="float" office:value="0" table:style-name="ce12">
            <text:p>0.00</text:p>
          </table:table-cell>
          <table:table-cell office:value-type="float" office:value="4129.3900000000003" table:style-name="ce12">
            <text:p>4,129.39</text:p>
          </table:table-cell>
          <table:table-cell office:value-type="float" office:value="118" table:style-name="ce11">
            <text:p>118</text:p>
          </table:table-cell>
          <table:table-cell office:value-type="float" office:value="834" table:style-name="ce11">
            <text:p>834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聯邦商業銀行</text:p>
          </table:table-cell>
          <table:table-cell office:value-type="float" office:value="2738513" table:style-name="ce11">
            <text:p>2,738,513</text:p>
          </table:table-cell>
          <table:table-cell office:value-type="float" office:value="1634520" table:style-name="ce11">
            <text:p>1,634,520</text:p>
          </table:table-cell>
          <table:table-cell office:value-type="float" office:value="78297" table:style-name="ce11">
            <text:p>78,297</text:p>
          </table:table-cell>
          <table:table-cell office:value-type="float" office:value="19452" table:style-name="ce11">
            <text:p>19,452</text:p>
          </table:table-cell>
          <table:table-cell office:value-type="float" office:value="5937228" table:style-name="ce11">
            <text:p>5,937,228</text:p>
          </table:table-cell>
          <table:table-cell office:value-type="float" office:value="5957825" table:style-name="ce11">
            <text:p>5,957,825</text:p>
          </table:table-cell>
          <table:table-cell office:value-type="float" office:value="15927985" table:style-name="ce11">
            <text:p>15,927,985</text:p>
          </table:table-cell>
          <table:table-cell office:value-type="float" office:value="46339" table:style-name="ce11">
            <text:p>46,339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209.59" table:style-name="ce12">
            <text:p>209.59</text:p>
          </table:table-cell>
          <table:table-cell office:value-type="float" office:value="15761" table:style-name="ce11">
            <text:p>15,761</text:p>
          </table:table-cell>
          <table:table-cell office:value-type="float" office:value="107260" table:style-name="ce11">
            <text:p>107,260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遠東國際商業銀行</text:p>
          </table:table-cell>
          <table:table-cell office:value-type="float" office:value="1439779" table:style-name="ce11">
            <text:p>1,439,779</text:p>
          </table:table-cell>
          <table:table-cell office:value-type="float" office:value="992207" table:style-name="ce11">
            <text:p>992,207</text:p>
          </table:table-cell>
          <table:table-cell office:value-type="float" office:value="12082" table:style-name="ce11">
            <text:p>12,082</text:p>
          </table:table-cell>
          <table:table-cell office:value-type="float" office:value="10425" table:style-name="ce11">
            <text:p>10,425</text:p>
          </table:table-cell>
          <table:table-cell office:value-type="float" office:value="3489930" table:style-name="ce11">
            <text:p>3,489,930</text:p>
          </table:table-cell>
          <table:table-cell office:value-type="float" office:value="4289264" table:style-name="ce11">
            <text:p>4,289,264</text:p>
          </table:table-cell>
          <table:table-cell office:value-type="float" office:value="4594663" table:style-name="ce11">
            <text:p>4,594,663</text:p>
          </table:table-cell>
          <table:table-cell office:value-type="float" office:value="109093" table:style-name="ce11">
            <text:p>109,093</text:p>
          </table:table-cell>
          <table:table-cell office:value-type="float" office:value="0.31" table:style-name="ce12">
            <text:p>0.31</text:p>
          </table:table-cell>
          <table:table-cell office:value-type="float" office:value="0.06" table:style-name="ce12">
            <text:p>0.06</text:p>
          </table:table-cell>
          <table:table-cell office:value-type="float" office:value="102.42" table:style-name="ce12">
            <text:p>102.42</text:p>
          </table:table-cell>
          <table:table-cell office:value-type="float" office:value="11376" table:style-name="ce11">
            <text:p>11,376</text:p>
          </table:table-cell>
          <table:table-cell office:value-type="float" office:value="83728" table:style-name="ce11">
            <text:p>83,728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元大商業銀行</text:p>
          </table:table-cell>
          <table:table-cell office:value-type="float" office:value="1206042" table:style-name="ce11">
            <text:p>1,206,042</text:p>
          </table:table-cell>
          <table:table-cell office:value-type="float" office:value="559749" table:style-name="ce11">
            <text:p>559,749</text:p>
          </table:table-cell>
          <table:table-cell office:value-type="float" office:value="7595" table:style-name="ce11">
            <text:p>7,595</text:p>
          </table:table-cell>
          <table:table-cell office:value-type="float" office:value="11036" table:style-name="ce11">
            <text:p>11,036</text:p>
          </table:table-cell>
          <table:table-cell office:value-type="float" office:value="1135022" table:style-name="ce11">
            <text:p>1,135,022</text:p>
          </table:table-cell>
          <table:table-cell office:value-type="float" office:value="3681466" table:style-name="ce11">
            <text:p>3,681,466</text:p>
          </table:table-cell>
          <table:table-cell office:value-type="float" office:value="4981935" table:style-name="ce11">
            <text:p>4,981,935</text:p>
          </table:table-cell>
          <table:table-cell office:value-type="float" office:value="16881" table:style-name="ce11">
            <text:p>16,881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822.48" table:style-name="ce12">
            <text:p>822.48</text:p>
          </table:table-cell>
          <table:table-cell office:value-type="float" office:value="4999" table:style-name="ce11">
            <text:p>4,999</text:p>
          </table:table-cell>
          <table:table-cell office:value-type="float" office:value="37743" table:style-name="ce11">
            <text:p>37,743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永豐商業銀行</text:p>
          </table:table-cell>
          <table:table-cell office:value-type="float" office:value="2299030" table:style-name="ce11">
            <text:p>2,299,030</text:p>
          </table:table-cell>
          <table:table-cell office:value-type="float" office:value="1249927" table:style-name="ce11">
            <text:p>1,249,927</text:p>
          </table:table-cell>
          <table:table-cell office:value-type="float" office:value="18250" table:style-name="ce11">
            <text:p>18,250</text:p>
          </table:table-cell>
          <table:table-cell office:value-type="float" office:value="8068" table:style-name="ce11">
            <text:p>8,068</text:p>
          </table:table-cell>
          <table:table-cell office:value-type="float" office:value="3762674" table:style-name="ce11">
            <text:p>3,762,674</text:p>
          </table:table-cell>
          <table:table-cell office:value-type="float" office:value="5063314" table:style-name="ce11">
            <text:p>5,063,314</text:p>
          </table:table-cell>
          <table:table-cell office:value-type="float" office:value="11930702" table:style-name="ce11">
            <text:p>11,930,702</text:p>
          </table:table-cell>
          <table:table-cell office:value-type="float" office:value="73705" table:style-name="ce11">
            <text:p>73,705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694.1" table:style-name="ce12">
            <text:p>694.10</text:p>
          </table:table-cell>
          <table:table-cell office:value-type="float" office:value="14947" table:style-name="ce11">
            <text:p>14,947</text:p>
          </table:table-cell>
          <table:table-cell office:value-type="float" office:value="111401" table:style-name="ce11">
            <text:p>111,401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玉山商業銀行</text:p>
          </table:table-cell>
          <table:table-cell office:value-type="float" office:value="7110303" table:style-name="ce11">
            <text:p>7,110,303</text:p>
          </table:table-cell>
          <table:table-cell office:value-type="float" office:value="4769596" table:style-name="ce11">
            <text:p>4,769,596</text:p>
          </table:table-cell>
          <table:table-cell office:value-type="float" office:value="97453" table:style-name="ce11">
            <text:p>97,453</text:p>
          </table:table-cell>
          <table:table-cell office:value-type="float" office:value="56626" table:style-name="ce11">
            <text:p>56,626</text:p>
          </table:table-cell>
          <table:table-cell office:value-type="float" office:value="12885422" table:style-name="ce11">
            <text:p>12,885,422</text:p>
          </table:table-cell>
          <table:table-cell office:value-type="float" office:value="34125276" table:style-name="ce11">
            <text:p>34,125,276</text:p>
          </table:table-cell>
          <table:table-cell office:value-type="float" office:value="44234804" table:style-name="ce11">
            <text:p>44,234,804</text:p>
          </table:table-cell>
          <table:table-cell office:value-type="float" office:value="266032" table:style-name="ce11">
            <text:p>266,032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435.85" table:style-name="ce12">
            <text:p>435.85</text:p>
          </table:table-cell>
          <table:table-cell office:value-type="float" office:value="47626" table:style-name="ce11">
            <text:p>47,626</text:p>
          </table:table-cell>
          <table:table-cell office:value-type="float" office:value="369768" table:style-name="ce11">
            <text:p>369,768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凱基商業銀行</text:p>
          </table:table-cell>
          <table:table-cell office:value-type="float" office:value="379961" table:style-name="ce11">
            <text:p>379,961</text:p>
          </table:table-cell>
          <table:table-cell office:value-type="float" office:value="184952" table:style-name="ce11">
            <text:p>184,952</text:p>
          </table:table-cell>
          <table:table-cell office:value-type="float" office:value="1404" table:style-name="ce11">
            <text:p>1,404</text:p>
          </table:table-cell>
          <table:table-cell office:value-type="float" office:value="1808" table:style-name="ce11">
            <text:p>1,808</text:p>
          </table:table-cell>
          <table:table-cell office:value-type="float" office:value="1187307" table:style-name="ce11">
            <text:p>1,187,307</text:p>
          </table:table-cell>
          <table:table-cell office:value-type="float" office:value="1000642" table:style-name="ce11">
            <text:p>1,000,642</text:p>
          </table:table-cell>
          <table:table-cell office:value-type="float" office:value="1273135" table:style-name="ce11">
            <text:p>1,273,135</text:p>
          </table:table-cell>
          <table:table-cell office:value-type="float" office:value="7558" table:style-name="ce11">
            <text:p>7,558</text:p>
          </table:table-cell>
          <table:table-cell office:value-type="float" office:value="0.96" table:style-name="ce12">
            <text:p>0.96</text:p>
          </table:table-cell>
          <table:table-cell office:value-type="float" office:value="0.64" table:style-name="ce12">
            <text:p>0.64</text:p>
          </table:table-cell>
          <table:table-cell office:value-type="float" office:value="154.07" table:style-name="ce12">
            <text:p>154.07</text:p>
          </table:table-cell>
          <table:table-cell office:value-type="float" office:value="9389" table:style-name="ce11">
            <text:p>9,389</text:p>
          </table:table-cell>
          <table:table-cell office:value-type="float" office:value="51936" table:style-name="ce11">
            <text:p>51,936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星展(台灣)商業銀行</text:p>
          </table:table-cell>
          <table:table-cell office:value-type="float" office:value="3359924" table:style-name="ce11">
            <text:p>3,359,924</text:p>
          </table:table-cell>
          <table:table-cell office:value-type="float" office:value="2410222" table:style-name="ce11">
            <text:p>2,410,222</text:p>
          </table:table-cell>
          <table:table-cell office:value-type="float" office:value="23432" table:style-name="ce11">
            <text:p>23,432</text:p>
          </table:table-cell>
          <table:table-cell office:value-type="float" office:value="46080" table:style-name="ce11">
            <text:p>46,080</text:p>
          </table:table-cell>
          <table:table-cell office:value-type="float" office:value="9213624" table:style-name="ce11">
            <text:p>9,213,624</text:p>
          </table:table-cell>
          <table:table-cell office:value-type="float" office:value="12084244" table:style-name="ce11">
            <text:p>12,084,244</text:p>
          </table:table-cell>
          <table:table-cell office:value-type="float" office:value="13889473" table:style-name="ce11">
            <text:p>13,889,473</text:p>
          </table:table-cell>
          <table:table-cell office:value-type="float" office:value="73132" table:style-name="ce11">
            <text:p>73,132</text:p>
          </table:table-cell>
          <table:table-cell office:value-type="float" office:value="1.05" table:style-name="ce12">
            <text:p>1.05</text:p>
          </table:table-cell>
          <table:table-cell office:value-type="float" office:value="0.57999999999999996" table:style-name="ce12">
            <text:p>0.58</text:p>
          </table:table-cell>
          <table:table-cell office:value-type="float" office:value="230.24" table:style-name="ce12">
            <text:p>230.24</text:p>
          </table:table-cell>
          <table:table-cell office:value-type="float" office:value="28532" table:style-name="ce11">
            <text:p>28,532</text:p>
          </table:table-cell>
          <table:table-cell office:value-type="float" office:value="94477" table:style-name="ce11">
            <text:p>94,477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台新國際商業銀行</text:p>
          </table:table-cell>
          <table:table-cell office:value-type="float" office:value="6491107" table:style-name="ce11">
            <text:p>6,491,107</text:p>
          </table:table-cell>
          <table:table-cell office:value-type="float" office:value="4448555" table:style-name="ce11">
            <text:p>4,448,555</text:p>
          </table:table-cell>
          <table:table-cell office:value-type="float" office:value="67457" table:style-name="ce11">
            <text:p>67,457</text:p>
          </table:table-cell>
          <table:table-cell office:value-type="float" office:value="44110" table:style-name="ce11">
            <text:p>44,110</text:p>
          </table:table-cell>
          <table:table-cell office:value-type="float" office:value="10138885" table:style-name="ce11">
            <text:p>10,138,885</text:p>
          </table:table-cell>
          <table:table-cell office:value-type="float" office:value="25362693" table:style-name="ce11">
            <text:p>25,362,693</text:p>
          </table:table-cell>
          <table:table-cell office:value-type="float" office:value="38792215" table:style-name="ce11">
            <text:p>38,792,215</text:p>
          </table:table-cell>
          <table:table-cell office:value-type="float" office:value="114854" table:style-name="ce11">
            <text:p>114,854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.01" table:style-name="ce12">
            <text:p>0.01</text:p>
          </table:table-cell>
          <table:table-cell office:value-type="float" office:value="998.72" table:style-name="ce12">
            <text:p>998.72</text:p>
          </table:table-cell>
          <table:table-cell office:value-type="float" office:value="25329" table:style-name="ce11">
            <text:p>25,329</text:p>
          </table:table-cell>
          <table:table-cell office:value-type="float" office:value="185478" table:style-name="ce11">
            <text:p>185,478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安泰商業銀行</text:p>
          </table:table-cell>
          <table:table-cell office:value-type="float" office:value="125215" table:style-name="ce11">
            <text:p>125,215</text:p>
          </table:table-cell>
          <table:table-cell office:value-type="float" office:value="54750" table:style-name="ce11">
            <text:p>54,750</text:p>
          </table:table-cell>
          <table:table-cell office:value-type="float" office:value="666" table:style-name="ce11">
            <text:p>666</text:p>
          </table:table-cell>
          <table:table-cell office:value-type="float" office:value="306" table:style-name="ce11">
            <text:p>306</text:p>
          </table:table-cell>
          <table:table-cell office:value-type="float" office:value="163049" table:style-name="ce11">
            <text:p>163,049</text:p>
          </table:table-cell>
          <table:table-cell office:value-type="float" office:value="1228174" table:style-name="ce11">
            <text:p>1,228,174</text:p>
          </table:table-cell>
          <table:table-cell office:value-type="float" office:value="390147" table:style-name="ce11">
            <text:p>390,147</text:p>
          </table:table-cell>
          <table:table-cell office:value-type="float" office:value="335" table:style-name="ce11">
            <text:p>335</text:p>
          </table:table-cell>
          <table:table-cell office:value-type="float" office:value="0.24" table:style-name="ce12">
            <text:p>0.24</text:p>
          </table:table-cell>
          <table:table-cell office:value-type="float" office:value="0.06" table:style-name="ce12">
            <text:p>0.06</text:p>
          </table:table-cell>
          <table:table-cell office:value-type="float" office:value="400.12" table:style-name="ce12">
            <text:p>400.12</text:p>
          </table:table-cell>
          <table:table-cell office:value-type="float" office:value="0" table:style-name="ce11">
            <text:p>0</text:p>
          </table:table-cell>
          <table:table-cell office:value-type="float" office:value="4283" table:style-name="ce11">
            <text:p>4,283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中國信託商業銀行</text:p>
          </table:table-cell>
          <table:table-cell office:value-type="float" office:value="8913314" table:style-name="ce11">
            <text:p>8,913,314</text:p>
          </table:table-cell>
          <table:table-cell office:value-type="float" office:value="5672226" table:style-name="ce11">
            <text:p>5,672,226</text:p>
          </table:table-cell>
          <table:table-cell office:value-type="float" office:value="111593" table:style-name="ce11">
            <text:p>111,593</text:p>
          </table:table-cell>
          <table:table-cell office:value-type="float" office:value="55301" table:style-name="ce11">
            <text:p>55,301</text:p>
          </table:table-cell>
          <table:table-cell office:value-type="float" office:value="15991838" table:style-name="ce11">
            <text:p>15,991,838</text:p>
          </table:table-cell>
          <table:table-cell office:value-type="float" office:value="45155699" table:style-name="ce11">
            <text:p>45,155,699</text:p>
          </table:table-cell>
          <table:table-cell office:value-type="float" office:value="60460178" table:style-name="ce11">
            <text:p>60,460,178</text:p>
          </table:table-cell>
          <table:table-cell office:value-type="float" office:value="569058" table:style-name="ce11">
            <text:p>569,058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382.81" table:style-name="ce12">
            <text:p>382.81</text:p>
          </table:table-cell>
          <table:table-cell office:value-type="float" office:value="65998" table:style-name="ce11">
            <text:p>65,998</text:p>
          </table:table-cell>
          <table:table-cell office:value-type="float" office:value="589071" table:style-name="ce11">
            <text:p>589,071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台灣樂天信用卡股份有限公司</text:p>
          </table:table-cell>
          <table:table-cell office:value-type="float" office:value="493491" table:style-name="ce11">
            <text:p>493,491</text:p>
          </table:table-cell>
          <table:table-cell office:value-type="float" office:value="203690" table:style-name="ce11">
            <text:p>203,690</text:p>
          </table:table-cell>
          <table:table-cell office:value-type="float" office:value="3083" table:style-name="ce11">
            <text:p>3,083</text:p>
          </table:table-cell>
          <table:table-cell office:value-type="float" office:value="3933" table:style-name="ce11">
            <text:p>3,933</text:p>
          </table:table-cell>
          <table:table-cell office:value-type="float" office:value="605429" table:style-name="ce11">
            <text:p>605,429</text:p>
          </table:table-cell>
          <table:table-cell office:value-type="float" office:value="650028" table:style-name="ce11">
            <text:p>650,028</text:p>
          </table:table-cell>
          <table:table-cell office:value-type="float" office:value="945299" table:style-name="ce11">
            <text:p>945,299</text:p>
          </table:table-cell>
          <table:table-cell office:value-type="float" office:value="5344" table:style-name="ce11">
            <text:p>5,344</text:p>
          </table:table-cell>
          <table:table-cell office:value-type="float" office:value="2.08" table:style-name="ce12">
            <text:p>2.08</text:p>
          </table:table-cell>
          <table:table-cell office:value-type="float" office:value="1.05" table:style-name="ce12">
            <text:p>1.05</text:p>
          </table:table-cell>
          <table:table-cell office:value-type="float" office:value="163.34" table:style-name="ce12">
            <text:p>163.34</text:p>
          </table:table-cell>
          <table:table-cell office:value-type="float" office:value="651" table:style-name="ce11">
            <text:p>651</text:p>
          </table:table-cell>
          <table:table-cell office:value-type="float" office:value="6380" table:style-name="ce11">
            <text:p>6,380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台灣美國運通國際(股)公司</text:p>
          </table:table-cell>
          <table:table-cell office:value-type="float" office:value="186766" table:style-name="ce11">
            <text:p>186,766</text:p>
          </table:table-cell>
          <table:table-cell office:value-type="float" office:value="121962" table:style-name="ce11">
            <text:p>121,962</text:p>
          </table:table-cell>
          <table:table-cell office:value-type="float" office:value="3813" table:style-name="ce11">
            <text:p>3,813</text:p>
          </table:table-cell>
          <table:table-cell office:value-type="float" office:value="2193" table:style-name="ce11">
            <text:p>2,193</text:p>
          </table:table-cell>
          <table:table-cell office:value-type="float" office:value="286272" table:style-name="ce11">
            <text:p>286,272</text:p>
          </table:table-cell>
          <table:table-cell office:value-type="float" office:value="0" table:style-name="ce11">
            <text:p>0</text:p>
          </table:table-cell>
          <table:table-cell office:value-type="float" office:value="5641475" table:style-name="ce11">
            <text:p>5,641,475</text:p>
          </table:table-cell>
          <table:table-cell office:value-type="float" office:value="690" table:style-name="ce11">
            <text:p>690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683.52" table:style-name="ce12">
            <text:p>683.52</text:p>
          </table:table-cell>
          <table:table-cell office:value-type="float" office:value="2005" table:style-name="ce11">
            <text:p>2,005</text:p>
          </table:table-cell>
          <table:table-cell office:value-type="float" office:value="41456" table:style-name="ce11">
            <text:p>41,456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總計</text:p>
          </table:table-cell>
          <table:table-cell office:value-type="float" office:value="57665117" table:style-name="ce11">
            <text:p>57,665,117</text:p>
          </table:table-cell>
          <table:table-cell office:value-type="float" office:value="36833945" table:style-name="ce11">
            <text:p>36,833,945</text:p>
          </table:table-cell>
          <table:table-cell office:value-type="float" office:value="923995" table:style-name="ce11">
            <text:p>923,995</text:p>
          </table:table-cell>
          <table:table-cell office:value-type="float" office:value="3747865" table:style-name="ce11">
            <text:p>3,747,865</text:p>
          </table:table-cell>
          <table:table-cell office:value-type="float" office:value="102805766" table:style-name="ce11">
            <text:p>102,805,766</text:p>
          </table:table-cell>
          <table:table-cell office:value-type="float" office:value="222437590" table:style-name="ce11">
            <text:p>222,437,590</text:p>
          </table:table-cell>
          <table:table-cell office:value-type="float" office:value="353726819" table:style-name="ce11">
            <text:p>353,726,819</text:p>
          </table:table-cell>
          <table:table-cell office:value-type="float" office:value="1700243" table:style-name="ce11">
            <text:p>1,700,243</text:p>
          </table:table-cell>
          <table:table-cell office:value-type="float" office:value="0.20689337489713289" table:style-name="ce12">
            <text:p>0.21</text:p>
          </table:table-cell>
          <table:table-cell office:value-type="float" office:value="0.05" table:style-name="ce12">
            <text:p>0.05</text:p>
          </table:table-cell>
          <table:table-cell office:value-type="float" office:value="470.75738880070031" table:style-name="ce12">
            <text:p>470.76</text:p>
          </table:table-cell>
          <table:table-cell office:value-type="float" office:value="363397" table:style-name="ce11">
            <text:p>363,397</text:p>
          </table:table-cell>
          <table:table-cell office:value-type="float" office:value="2969973" table:style-name="ce11">
            <text:p>2,969,973</text:p>
          </table:table-cell>
          <table:table-cell table:number-columns-repeated="16370"/>
        </table:table-row>
        <table:table-row table:style-name="ro2">
          <table:table-cell table:number-columns-repeated="11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一、資料來源：各金融機構自行申報。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二、揭露項目及認定標準：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　1.流通卡數：發卡總數減停卡總數，且卡片狀況為正常者。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　2.有效卡數：最近六個月有消費紀錄之卡，不含Debit卡，只有郵購分期交易亦算有效卡，不含只有循環繳款之卡片。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　3.當月發卡數：不含補發卡、續卡。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　4.當月停卡數：指新增停卡部分。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　5.循環信用餘額：係指持卡人使用循環信用之餘額。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　6.未到期分期付款餘額：包括預借現金分期、消費帳款分期及帳單分期。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　7.當月簽帳金額：係指持卡人當月刷卡消費金額，如屬分期消費帳款應於消費當月全數申報本欄。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　8.當月預借現金金額：係指持卡人當月動用預借現金金額，如屬分期預借現金應於動用當月全數申報本欄。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5">
          <table:table-cell office:value-type="string" table:style-name="ce9">
            <text:p>　9.逾期帳款：指持卡人每月繳款金額未達最低應繳金額、及雖未超逾期限但已向主、從債務人訴追者，其應付帳款。</text:p>
          </table:table-cell>
          <table:table-cell table:number-columns-repeated="10" table:style-name="ce8"/>
          <table:table-cell table:number-columns-repeated="16373"/>
        </table:table-row>
        <table:table-row table:style-name="ro5">
          <table:table-cell office:value-type="string" table:style-name="ce9">
            <text:p>　　　　　　　若持卡人已逾期達數月，而嗣後繳付金額僅涵蓋一個月的最低應繳金額，則逾期期間減少一個月，須</text:p>
          </table:table-cell>
          <table:table-cell table:number-columns-repeated="10" table:style-name="ce8"/>
          <table:table-cell table:number-columns-repeated="16373"/>
        </table:table-row>
        <table:table-row table:style-name="ro5">
          <table:table-cell office:value-type="string" table:style-name="ce9">
            <text:p>　　　　　　　俟持卡人將所積欠各期最低應繳金額全部償還後，始得回復為未逾期。</text:p>
          </table:table-cell>
          <table:table-cell table:number-columns-repeated="10" table:style-name="ce8"/>
          <table:table-cell table:number-columns-repeated="16373"/>
        </table:table-row>
        <table:table-row table:style-name="ro5">
          <table:table-cell office:value-type="string" table:style-name="ce9">
            <text:p>　10.備抵呆帳提足率：實際提列備抵呆帳占應提備抵呆帳之比率。</text:p>
          </table:table-cell>
          <table:table-cell table:number-columns-repeated="10" table:style-name="ce8"/>
          <table:table-cell table:number-columns-repeated="16373"/>
        </table:table-row>
        <table:table-row table:style-name="ro2">
          <table:table-cell table:number-columns-repeated="11" table:style-name="ce8"/>
          <table:table-cell table:number-columns-repeated="16373"/>
        </table:table-row>
        <table:table-row table:number-rows-repeated="1048523" table:style-name="ro2">
          <table:table-cell table:number-columns-repeated="16384"/>
        </table:table-row>
        <table:named-expressions>
          <table:named-range table:name="外部資料_1" table:cell-range-address="11208.$A$1:11208.$N$22" table:base-cell-address="1120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236220472440945in" fo:margin-left="0.62992125984252in" fo:margin-right="0.236220472440945in" fo:margin-bottom="0in"/>
      </style:header-style>
      <style:footer-style>
        <style:header-footer-properties fo:min-height="0.0393700787401575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邱靖雯</meta:initial-creator>
    <dc:creator>邱靖雯</dc:creator>
    <meta:creation-date>2023-09-20T07:56:44Z</meta:creation-date>
    <dc:date>2023-10-04T08:34:19Z</dc:date>
    <meta:print-date>2023-10-04T08:34:00Z</meta:print-date>
  </office:meta>
</office:document-meta>
</file>